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1b166c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34681472" text:id="ct1055531346814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34681680" text:id="ct1055531346816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34681888" text:id="ct1055531346818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5553134681472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34681680"/><text:change-start text:change-id="ct105553134681888"/>Version History<text:change-end text:change-id="ct1055531346818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20.414340770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.4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3M44S</meta:editing-duration>
    <meta:generator>LibreOffice/4.4.0.3$MacOSX_X86_64 LibreOffice_project/de093506bcdc5fafd9023ee680b8c60e3e0645d7</meta:generator>
    <dc:date>2015-02-24T17:32:20.312503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70" meta:non-whitespace-character-count="399"/>
  </office:meta>
</office:document-meta>
</file>